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66c5"/>
    </style:style>
    <style:style style:name="P2" style:family="paragraph" style:parent-style-name="Standard">
      <style:paragraph-properties fo:text-align="center" style:justify-single-word="false"/>
      <style:text-properties officeooo:rsid="001f66c5" officeooo:paragraph-rsid="001f66c5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11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3">
      <style:paragraph-properties fo:margin-top="0cm" fo:margin-bottom="0cm" loext:contextual-spacing="false"/>
    </style:style>
    <style:style style:name="P8" style:family="paragraph" style:parent-style-name="Text_20_body" style:list-style-name="L4">
      <style:paragraph-properties fo:margin-top="0cm" fo:margin-bottom="0cm" loext:contextual-spacing="false"/>
    </style:style>
    <style:style style:name="P9" style:family="paragraph" style:parent-style-name="Text_20_body" style:list-style-name="L5">
      <style:paragraph-properties fo:margin-top="0cm" fo:margin-bottom="0cm" loext:contextual-spacing="false"/>
    </style:style>
    <style:style style:name="P10" style:family="paragraph" style:parent-style-name="Text_20_body" style:list-style-name="L6">
      <style:paragraph-properties fo:margin-top="0cm" fo:margin-bottom="0cm" loext:contextual-spacing="false"/>
    </style:style>
    <style:style style:name="P11" style:family="paragraph" style:parent-style-name="Text_20_body" style:list-style-name="L7">
      <style:paragraph-properties fo:margin-top="0cm" fo:margin-bottom="0cm" loext:contextual-spacing="false"/>
    </style:style>
    <style:style style:name="P12" style:family="paragraph" style:parent-style-name="Text_20_body" style:list-style-name="L8">
      <style:paragraph-properties fo:margin-top="0cm" fo:margin-bottom="0cm" loext:contextual-spacing="false"/>
    </style:style>
    <style:style style:name="P13" style:family="paragraph" style:parent-style-name="Text_20_body" style:list-style-name="L9">
      <style:paragraph-properties fo:margin-top="0cm" fo:margin-bottom="0cm" loext:contextual-spacing="false"/>
    </style:style>
    <style:style style:name="P14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officeooo:rsid="001f66c5"/>
    </style:style>
    <style:style style:name="T2" style:family="text">
      <style:text-properties officeooo:rsid="002148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483e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50"/><text:span text:style-name="T3"><text:s text:c="4"/>Paper 10 <text:s text:c="58"/></text:span><text:span text:style-name="T4">K. AHMADI</text:span></text:p>
      <text:p text:style-name="P2"/>
      <text:p text:style-name="P3"><text:span text:style-name="T1">1- </text:span>For a project to be sustainable, a plan will need to be in place ----------------- these needs can be identified and met quickly and efficiently.</text:p>
      <text:list xml:id="list408471713" text:style-name="L1">
        <text:list-header>
          <text:p text:style-name="P6"><text:bookmark text:name="Q_0_01"/><text:span text:style-name="T1">a- </text:span>ever since <text:s text:c="6"/><text:span text:style-name="T1">b-</text:span> due to<text:bookmark text:name="Q_0_2"/> <text:s text:c="5"/><text:span text:style-name="T1">c-</text:span>  in spite of <text:s text:c="6"/><text:span text:style-name="T1">d- </text:span> so that</text:p>
        </text:list-header>
      </text:list>
      <text:list xml:id="list1450677698" text:style-name="L2">
        <text:list-header>
          <text:p text:style-name="P4"/>
        </text:list-header>
      </text:list>
      <text:p text:style-name="Text_20_body"><text:bookmark text:name="Q_1"/><text:span text:style-name="T1">2- </text:span>If you are applying online, it was recommended that you --------------------- a copy of each of these documents for reference.</text:p>
      <text:list xml:id="list999293633" text:style-name="L3">
        <text:list-header>
          <text:p text:style-name="P7"><text:span text:style-name="T1">a- </text:span>printed<text:bookmark text:name="Q_1_1"/> <text:s text:c="8"/><text:span text:style-name="T1">b- </text:span>print <text:s text:c="5"/><text:span text:style-name="T1">c- </text:span> printing<text:bookmark text:name="Q_1_3"/><text:bookmark text:name="Q_11"/> <text:s text:c="7"/><text:span text:style-name="T1">d- </text:span>prints</text:p>
          <text:p text:style-name="P7"/>
        </text:list-header>
      </text:list>
      <text:p text:style-name="P1"><text:bookmark text:name="Q_2"/><text:span text:style-name="T1">3- </text:span>Extracts from voluminous documents are acceptable -------------------- the extract is not taken out of context.</text:p>
      <text:p text:style-name="P1"><text:bookmark text:name="Q_2_01"/><text:span text:style-name="T1">a- </text:span>provided that<text:bookmark text:name="Q_2_1"/> <text:s text:c="8"/><text:span text:style-name="T1">b- </text:span>as a result<text:bookmark text:name="Q_2_2"/> <text:s text:c="7"/><text:span text:style-name="T1">c- </text:span>in place of <text:s text:c="7"/><text:span text:style-name="T1">d- </text:span> as well as</text:p>
      <text:p text:style-name="Text_20_body"><text:bookmark text:name="Q_3"/><text:span text:style-name="T1">4- </text:span>It was established in the provisional Regulation that the cost of EMD constitutes 10 to 15 % of the -------------------- cost of battery production. </text:p>
      <text:list xml:id="list3939685359" text:style-name="L4">
        <text:list-header>
          <text:p text:style-name="P8"><text:span text:style-name="T1">a- </text:span> total <text:s text:c="6"/><text:span text:style-name="T1">b-</text:span> totally<text:bookmark text:name="Q_3_2"/> <text:s text:c="6"/><text:span text:style-name="T1">c-</text:span>  totaling<text:bookmark text:name="Q_3_3"/><text:bookmark text:name="Q_31"/> <text:s text:c="6"/><text:span text:style-name="T1">d- </text:span>totals</text:p>
          <text:p text:style-name="P8"/>
        </text:list-header>
      </text:list>
      <text:p text:style-name="Text_20_body"><text:bookmark text:name="Q_4"/><text:span text:style-name="T1">5- </text:span>We thank those who ------- our invitation and were present and those who were not able to attend </text:p>
      <text:list xml:id="list2039072594" text:style-name="L5">
        <text:list-header>
          <text:p text:style-name="P9"><text:span text:style-name="T1">a- </text:span> exchanged<text:bookmark text:name="Q_4_1"/> <text:s text:c="6"/><text:span text:style-name="T1">b- </text:span>accepted <text:s text:c="5"/><text:span text:style-name="T1">c- </text:span> rewarded <text:s text:c="7"/><text:span text:style-name="T1">d- </text:span> arrived</text:p>
        </text:list-header>
      </text:list>
      <text:p text:style-name="Text_20_body"><text:line-break/><text:span text:style-name="T1">6- </text:span>The storage agencies shall forward copies of the ------------------- to the competent national authority forthwith.</text:p>
      <text:list xml:id="list549318429" text:style-name="L6">
        <text:list-header>
          <text:p text:style-name="P10"><text:bookmark text:name="Q_5_01"/><text:span text:style-name="T1">a- </text:span>contracted<text:bookmark text:name="Q_5_1"/> <text:s text:c="5"/><text:span text:style-name="T1">b- </text:span>contracting <text:s text:c="5"/><text:span text:style-name="T1">c- </text:span> contractors<text:bookmark text:name="Q_5_3"/><text:bookmark text:name="Q_51"/> <text:s text:c="5"/><text:span text:style-name="T1">d- </text:span>contracts</text:p>
          <text:p text:style-name="P10"/>
        </text:list-header>
      </text:list>
      <text:p text:style-name="Text_20_body"><text:bookmark text:name="Q_6"/><text:span text:style-name="T1">7- </text:span>Here is some easy-to-follow and efficient advice to help you ------------- manage your job search. </text:p>
      <text:list xml:id="list230154985" text:style-name="L7">
        <text:list-header>
          <text:p text:style-name="P11"><text:span text:style-name="T1">a- </text:span> skillfully <text:s text:c="5"/><text:span text:style-name="T1">b- </text:span> skill <text:s text:c="6"/><text:span text:style-name="T1">c-</text:span> skillful<text:bookmark text:name="Q_6_3"/><text:bookmark text:name="Q_61"/> <text:s text:c="6"/><text:span text:style-name="T1">d- </text:span>skills</text:p>
          <text:p text:style-name="P11"/>
        </text:list-header>
      </text:list>
      <text:p text:style-name="Text_20_body"><text:bookmark text:name="Q_7"/><text:span text:style-name="T1">8- </text:span>The staff reported that --------------of water pipes were inspected for wall thickness and cracking. </text:p>
      <text:list xml:id="list3978699042" text:style-name="L8">
        <text:list-header>
          <text:p text:style-name="P12"><text:span text:style-name="T1">a- </text:span> several <text:s text:c="6"/><text:span text:style-name="T1">b- </text:span> little<text:bookmark text:name="Q_7_2"/> <text:s text:c="6"/><text:span text:style-name="T1">c- </text:span>  any <text:s text:c="7"/><text:span text:style-name="T1">d-</text:span> every</text:p>
          <text:p text:style-name="P12"/>
        </text:list-header>
      </text:list>
      <text:p text:style-name="Text_20_body"><text:bookmark text:name="Q_8"/><text:span text:style-name="T1">9- It</text:span> helped refocus governments' attention on issues of racism, which is based ---------------------- on ignorance and a fear of the unknown.</text:p>
      <text:list xml:id="list2181651516" text:style-name="L9">
        <text:list-header>
          <text:p text:style-name="P13"><text:bookmark text:name="Q_8_01"/><text:span text:style-name="T1">a-</text:span>  larg<text:bookmark text:name="Q_8_1"/>e  <text:s text:c="5"/><text:span text:style-name="T1">b-</text:span> largely <text:s text:c="6"/><text:span text:style-name="T1">c-</text:span> largest<text:bookmark text:name="Q_8_3"/><text:bookmark text:name="Q_81"/> <text:s text:c="7"/><text:span text:style-name="T1">d-</text:span>  larger</text:p>
          <text:p text:style-name="P13"/>
        </text:list-header>
      </text:list>
      <text:p text:style-name="Text_20_body"><text:bookmark text:name="Q_9"/><text:span text:style-name="T1">10- </text:span>This 14.9% rise is mainly ----------------an increase in health care costs. </text:p>
      <text:list xml:id="list1315671928" text:style-name="L10">
        <text:list-header>
          <text:p text:style-name="P14"><text:bookmark text:name="Q_9_01"/><text:span text:style-name="T1">a- </text:span>in order t<text:span text:style-name="T1">ha</text:span>t<text:bookmark text:name="Q_9_1"/> <text:s text:c="4"/>as soon as <text:s text:c="6"/><text:span text:style-name="T1">c-</text:span> due to<text:bookmark text:name="Questions"/><text:bookmark text:name="Q_91"/><text:bookmark text:name="Q_9_3"/> <text:s text:c="7"/><text:span text:style-name="T1">d- </text:span>even if</text:p>
        </text:list-header>
      </text:list>
      <text:section text:style-name="Sect1" text:name="BottomNavBar">
        <text:list xml:id="list3469257364" text:style-name="L11">
          <text:list-header>
            <text:p text:style-name="P5"/>
          </text:list-header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4:06:33.990000000</meta:creation-date>
    <meta:print-date>2017-10-31T16:50:06.567000000</meta:print-date>
    <dc:date>2017-10-31T17:23:41.729000000</dc:date>
    <meta:editing-duration>PT23M27S</meta:editing-duration>
    <meta:editing-cycles>2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29" meta:word-count="308" meta:character-count="1999" meta:non-whitespace-character-count="1413"/>
  </office:meta>
</office:document-meta>
</file>